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ABC" text:outline-level="1"><text:bookmark-start text:name="__RefHeading___Toc123_2824952215"/>AAA<text:bookmark-end text:name="__RefHeading___Toc123_2824952215"/></text:h>
      <text:h text:style-name="ABC" text:outline-level="1"><text:bookmark-start text:name="__RefHeading___Toc125_2824952215"/>BBB<text:bookmark-end text:name="__RefHeading___Toc125_2824952215"/></text:h>
      <text:h text:style-name="ABC" text:outline-level="1"><text:bookmark-start text:name="__RefHeading___Toc127_2824952215"/>CCC<text:bookmark-end text:name="__RefHeading___Toc127_2824952215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BC" style:family="paragraph" style:parent-style-name="Heading_20_1" style:default-outline-level="1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20T11:26:15.771000000</meta:creation-date>
    <dc:date>2021-01-25T10:49:14.607616135</dc:date>
    <meta:editing-duration>PT4M</meta:editing-duration>
    <meta:editing-cycles>3</meta:editing-cycles>
    <meta:generator>LibreOfficeDev/7.2.0.0.alpha0$Linux_X86_64 LibreOffice_project/09192bc178f7f7b21ef63508f516f52790f3307d</meta:generator>
    <meta:document-statistic meta:table-count="0" meta:image-count="0" meta:object-count="0" meta:page-count="1" meta:paragraph-count="3" meta:word-count="6" meta:character-count="12" meta:non-whitespace-character-count="12"/>
  </office:meta>
</office:document-meta>
</file>